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0.7425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618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oc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NumTrials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otalNV</text:p>
          </table:table-cell>
          <table:table-cell office:value-type="string" calcext:value-type="string">
            <text:p>TotalPL</text:p>
          </table:table-cell>
          <table:table-cell office:value-type="string" calcext:value-type="string">
            <text:p>TotalImage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BlockNum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2] = [.A1]; IF([.C2] = &quot;NV&quot;; [.D1] + [.B2]; [.D1]); IF([.C2] = &quot;NV&quot;; [.B2]; 0))" office:value-type="float" office:value="1" calcext:value-type="float">
            <text:p>1</text:p>
          </table:table-cell>
          <table:table-cell table:formula="of:=IF([.A2] = [.A1]; IF([.C2] = &quot;PL&quot;; [.E1] + [.B2]; [.E1]); IF([.C2] = &quot;PL&quot;; [.B2]; 0))" office:value-type="float" office:value="0" calcext:value-type="float">
            <text:p>0</text:p>
          </table:table-cell>
          <table:table-cell table:formula="of:=IF([.A2] = [.A1]; [.F1] + [.B2]; [.B2])" office:value-type="float" office:value="1" calcext:value-type="float">
            <text:p>1</text:p>
          </table:table-cell>
          <table:table-cell table:formula="of:=IF([.A2] = [.A1]; [.G1] + 3*[.B2]; 3*[.B2])" office:value-type="float" office:value="3" calcext:value-type="float">
            <text:p>3</text:p>
          </table:table-cell>
          <table:table-cell table:formula="of:=IF([.A2] = [.A1]; 1 + [.H1]; 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3] = [.A2]; IF([.C3] = &quot;NV&quot;; [.D2] + [.B3]; [.D2]); IF([.C3] = &quot;NV&quot;; [.B3]; 0))" office:value-type="float" office:value="3" calcext:value-type="float">
            <text:p>3</text:p>
          </table:table-cell>
          <table:table-cell table:formula="of:=IF([.A3] = [.A2]; IF([.C3] = &quot;PL&quot;; [.E2] + [.B3]; [.E2]); IF([.C3] = &quot;PL&quot;; [.B3]; 0))" office:value-type="float" office:value="0" calcext:value-type="float">
            <text:p>0</text:p>
          </table:table-cell>
          <table:table-cell table:formula="of:=IF([.A3] = [.A2]; [.F2] + [.B3]; [.B3])" office:value-type="float" office:value="3" calcext:value-type="float">
            <text:p>3</text:p>
          </table:table-cell>
          <table:table-cell table:formula="of:=IF([.A3] = [.A2]; [.G2] + 3*[.B3]; 3*[.B3])" office:value-type="float" office:value="9" calcext:value-type="float">
            <text:p>9</text:p>
          </table:table-cell>
          <table:table-cell table:formula="of:=IF([.A3] = [.A2]; 1 + [.H2]; 1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4] = [.A3]; IF([.C4] = &quot;NV&quot;; [.D3] + [.B4]; [.D3]); IF([.C4] = &quot;NV&quot;; [.B4]; 0))" office:value-type="float" office:value="6" calcext:value-type="float">
            <text:p>6</text:p>
          </table:table-cell>
          <table:table-cell table:formula="of:=IF([.A4] = [.A3]; IF([.C4] = &quot;PL&quot;; [.E3] + [.B4]; [.E3]); IF([.C4] = &quot;PL&quot;; [.B4]; 0))" office:value-type="float" office:value="0" calcext:value-type="float">
            <text:p>0</text:p>
          </table:table-cell>
          <table:table-cell table:formula="of:=IF([.A4] = [.A3]; [.F3] + [.B4]; [.B4])" office:value-type="float" office:value="6" calcext:value-type="float">
            <text:p>6</text:p>
          </table:table-cell>
          <table:table-cell table:formula="of:=IF([.A4] = [.A3]; [.G3] + 3*[.B4]; 3*[.B4])" office:value-type="float" office:value="18" calcext:value-type="float">
            <text:p>18</text:p>
          </table:table-cell>
          <table:table-cell table:formula="of:=IF([.A4] = [.A3]; 1 + [.H3]; 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5] = [.A4]; IF([.C5] = &quot;NV&quot;; [.D4] + [.B5]; [.D4]); IF([.C5] = &quot;NV&quot;; [.B5]; 0))" office:value-type="float" office:value="10" calcext:value-type="float">
            <text:p>10</text:p>
          </table:table-cell>
          <table:table-cell table:formula="of:=IF([.A5] = [.A4]; IF([.C5] = &quot;PL&quot;; [.E4] + [.B5]; [.E4]); IF([.C5] = &quot;PL&quot;; [.B5]; 0))" office:value-type="float" office:value="0" calcext:value-type="float">
            <text:p>0</text:p>
          </table:table-cell>
          <table:table-cell table:formula="of:=IF([.A5] = [.A4]; [.F4] + [.B5]; [.B5])" office:value-type="float" office:value="10" calcext:value-type="float">
            <text:p>10</text:p>
          </table:table-cell>
          <table:table-cell table:formula="of:=IF([.A5] = [.A4]; [.G4] + 3*[.B5]; 3*[.B5])" office:value-type="float" office:value="30" calcext:value-type="float">
            <text:p>30</text:p>
          </table:table-cell>
          <table:table-cell table:formula="of:=IF([.A5] = [.A4]; 1 + [.H4]; 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6] = [.A5]; IF([.C6] = &quot;NV&quot;; [.D5] + [.B6]; [.D5]); IF([.C6] = &quot;NV&quot;; [.B6]; 0))" office:value-type="float" office:value="15" calcext:value-type="float">
            <text:p>15</text:p>
          </table:table-cell>
          <table:table-cell table:formula="of:=IF([.A6] = [.A5]; IF([.C6] = &quot;PL&quot;; [.E5] + [.B6]; [.E5]); IF([.C6] = &quot;PL&quot;; [.B6]; 0))" office:value-type="float" office:value="0" calcext:value-type="float">
            <text:p>0</text:p>
          </table:table-cell>
          <table:table-cell table:formula="of:=IF([.A6] = [.A5]; [.F5] + [.B6]; [.B6])" office:value-type="float" office:value="15" calcext:value-type="float">
            <text:p>15</text:p>
          </table:table-cell>
          <table:table-cell table:formula="of:=IF([.A6] = [.A5]; [.G5] + 3*[.B6]; 3*[.B6])" office:value-type="float" office:value="45" calcext:value-type="float">
            <text:p>45</text:p>
          </table:table-cell>
          <table:table-cell table:formula="of:=IF([.A6] = [.A5]; 1 + [.H5]; 1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7] = [.A6]; IF([.C7] = &quot;NV&quot;; [.D6] + [.B7]; [.D6]); IF([.C7] = &quot;NV&quot;; [.B7]; 0))" office:value-type="float" office:value="16" calcext:value-type="float">
            <text:p>16</text:p>
          </table:table-cell>
          <table:table-cell table:formula="of:=IF([.A7] = [.A6]; IF([.C7] = &quot;PL&quot;; [.E6] + [.B7]; [.E6]); IF([.C7] = &quot;PL&quot;; [.B7]; 0))" office:value-type="float" office:value="0" calcext:value-type="float">
            <text:p>0</text:p>
          </table:table-cell>
          <table:table-cell table:formula="of:=IF([.A7] = [.A6]; [.F6] + [.B7]; [.B7])" office:value-type="float" office:value="16" calcext:value-type="float">
            <text:p>16</text:p>
          </table:table-cell>
          <table:table-cell table:formula="of:=IF([.A7] = [.A6]; [.G6] + 3*[.B7]; 3*[.B7])" office:value-type="float" office:value="48" calcext:value-type="float">
            <text:p>48</text:p>
          </table:table-cell>
          <table:table-cell table:formula="of:=IF([.A7] = [.A6]; 1 + [.H6]; 1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8] = [.A7]; IF([.C8] = &quot;NV&quot;; [.D7] + [.B8]; [.D7]); IF([.C8] = &quot;NV&quot;; [.B8]; 0))" office:value-type="float" office:value="18" calcext:value-type="float">
            <text:p>18</text:p>
          </table:table-cell>
          <table:table-cell table:formula="of:=IF([.A8] = [.A7]; IF([.C8] = &quot;PL&quot;; [.E7] + [.B8]; [.E7]); IF([.C8] = &quot;PL&quot;; [.B8]; 0))" office:value-type="float" office:value="0" calcext:value-type="float">
            <text:p>0</text:p>
          </table:table-cell>
          <table:table-cell table:formula="of:=IF([.A8] = [.A7]; [.F7] + [.B8]; [.B8])" office:value-type="float" office:value="18" calcext:value-type="float">
            <text:p>18</text:p>
          </table:table-cell>
          <table:table-cell table:formula="of:=IF([.A8] = [.A7]; [.G7] + 3*[.B8]; 3*[.B8])" office:value-type="float" office:value="54" calcext:value-type="float">
            <text:p>54</text:p>
          </table:table-cell>
          <table:table-cell table:formula="of:=IF([.A8] = [.A7]; 1 + [.H7]; 1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9] = [.A8]; IF([.C9] = &quot;NV&quot;; [.D8] + [.B9]; [.D8]); IF([.C9] = &quot;NV&quot;; [.B9]; 0))" office:value-type="float" office:value="21" calcext:value-type="float">
            <text:p>21</text:p>
          </table:table-cell>
          <table:table-cell table:formula="of:=IF([.A9] = [.A8]; IF([.C9] = &quot;PL&quot;; [.E8] + [.B9]; [.E8]); IF([.C9] = &quot;PL&quot;; [.B9]; 0))" office:value-type="float" office:value="0" calcext:value-type="float">
            <text:p>0</text:p>
          </table:table-cell>
          <table:table-cell table:formula="of:=IF([.A9] = [.A8]; [.F8] + [.B9]; [.B9])" office:value-type="float" office:value="21" calcext:value-type="float">
            <text:p>21</text:p>
          </table:table-cell>
          <table:table-cell table:formula="of:=IF([.A9] = [.A8]; [.G8] + 3*[.B9]; 3*[.B9])" office:value-type="float" office:value="63" calcext:value-type="float">
            <text:p>63</text:p>
          </table:table-cell>
          <table:table-cell table:formula="of:=IF([.A9] = [.A8]; 1 + [.H8]; 1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10] = [.A9]; IF([.C10] = &quot;NV&quot;; [.D9] + [.B10]; [.D9]); IF([.C10] = &quot;NV&quot;; [.B10]; 0))" office:value-type="float" office:value="25" calcext:value-type="float">
            <text:p>25</text:p>
          </table:table-cell>
          <table:table-cell table:formula="of:=IF([.A10] = [.A9]; IF([.C10] = &quot;PL&quot;; [.E9] + [.B10]; [.E9]); IF([.C10] = &quot;PL&quot;; [.B10]; 0))" office:value-type="float" office:value="0" calcext:value-type="float">
            <text:p>0</text:p>
          </table:table-cell>
          <table:table-cell table:formula="of:=IF([.A10] = [.A9]; [.F9] + [.B10]; [.B10])" office:value-type="float" office:value="25" calcext:value-type="float">
            <text:p>25</text:p>
          </table:table-cell>
          <table:table-cell table:formula="of:=IF([.A10] = [.A9]; [.G9] + 3*[.B10]; 3*[.B10])" office:value-type="float" office:value="75" calcext:value-type="float">
            <text:p>75</text:p>
          </table:table-cell>
          <table:table-cell table:formula="of:=IF([.A10] = [.A9]; 1 + [.H9]; 1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11] = [.A10]; IF([.C11] = &quot;NV&quot;; [.D10] + [.B11]; [.D10]); IF([.C11] = &quot;NV&quot;; [.B11]; 0))" office:value-type="float" office:value="30" calcext:value-type="float">
            <text:p>30</text:p>
          </table:table-cell>
          <table:table-cell table:formula="of:=IF([.A11] = [.A10]; IF([.C11] = &quot;PL&quot;; [.E10] + [.B11]; [.E10]); IF([.C11] = &quot;PL&quot;; [.B11]; 0))" office:value-type="float" office:value="0" calcext:value-type="float">
            <text:p>0</text:p>
          </table:table-cell>
          <table:table-cell table:formula="of:=IF([.A11] = [.A10]; [.F10] + [.B11]; [.B11])" office:value-type="float" office:value="30" calcext:value-type="float">
            <text:p>30</text:p>
          </table:table-cell>
          <table:table-cell table:formula="of:=IF([.A11] = [.A10]; [.G10] + 3*[.B11]; 3*[.B11])" office:value-type="float" office:value="90" calcext:value-type="float">
            <text:p>90</text:p>
          </table:table-cell>
          <table:table-cell table:formula="of:=IF([.A11] = [.A10]; 1 + [.H10]; 1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12] = [.A11]; IF([.C12] = &quot;NV&quot;; [.D11] + [.B12]; [.D11]); IF([.C12] = &quot;NV&quot;; [.B12]; 0))" office:value-type="float" office:value="31" calcext:value-type="float">
            <text:p>31</text:p>
          </table:table-cell>
          <table:table-cell table:formula="of:=IF([.A12] = [.A11]; IF([.C12] = &quot;PL&quot;; [.E11] + [.B12]; [.E11]); IF([.C12] = &quot;PL&quot;; [.B12]; 0))" office:value-type="float" office:value="0" calcext:value-type="float">
            <text:p>0</text:p>
          </table:table-cell>
          <table:table-cell table:formula="of:=IF([.A12] = [.A11]; [.F11] + [.B12]; [.B12])" office:value-type="float" office:value="31" calcext:value-type="float">
            <text:p>31</text:p>
          </table:table-cell>
          <table:table-cell table:formula="of:=IF([.A12] = [.A11]; [.G11] + 3*[.B12]; 3*[.B12])" office:value-type="float" office:value="93" calcext:value-type="float">
            <text:p>93</text:p>
          </table:table-cell>
          <table:table-cell table:formula="of:=IF([.A12] = [.A11]; 1 + [.H11]; 1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13] = [.A12]; IF([.C13] = &quot;NV&quot;; [.D12] + [.B13]; [.D12]); IF([.C13] = &quot;NV&quot;; [.B13]; 0))" office:value-type="float" office:value="33" calcext:value-type="float">
            <text:p>33</text:p>
          </table:table-cell>
          <table:table-cell table:formula="of:=IF([.A13] = [.A12]; IF([.C13] = &quot;PL&quot;; [.E12] + [.B13]; [.E12]); IF([.C13] = &quot;PL&quot;; [.B13]; 0))" office:value-type="float" office:value="0" calcext:value-type="float">
            <text:p>0</text:p>
          </table:table-cell>
          <table:table-cell table:formula="of:=IF([.A13] = [.A12]; [.F12] + [.B13]; [.B13])" office:value-type="float" office:value="33" calcext:value-type="float">
            <text:p>33</text:p>
          </table:table-cell>
          <table:table-cell table:formula="of:=IF([.A13] = [.A12]; [.G12] + 3*[.B13]; 3*[.B13])" office:value-type="float" office:value="99" calcext:value-type="float">
            <text:p>99</text:p>
          </table:table-cell>
          <table:table-cell table:formula="of:=IF([.A13] = [.A12]; 1 + [.H12]; 1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14] = [.A13]; IF([.C14] = &quot;NV&quot;; [.D13] + [.B14]; [.D13]); IF([.C14] = &quot;NV&quot;; [.B14]; 0))" office:value-type="float" office:value="36" calcext:value-type="float">
            <text:p>36</text:p>
          </table:table-cell>
          <table:table-cell table:formula="of:=IF([.A14] = [.A13]; IF([.C14] = &quot;PL&quot;; [.E13] + [.B14]; [.E13]); IF([.C14] = &quot;PL&quot;; [.B14]; 0))" office:value-type="float" office:value="0" calcext:value-type="float">
            <text:p>0</text:p>
          </table:table-cell>
          <table:table-cell table:formula="of:=IF([.A14] = [.A13]; [.F13] + [.B14]; [.B14])" office:value-type="float" office:value="36" calcext:value-type="float">
            <text:p>36</text:p>
          </table:table-cell>
          <table:table-cell table:formula="of:=IF([.A14] = [.A13]; [.G13] + 3*[.B14]; 3*[.B14])" office:value-type="float" office:value="108" calcext:value-type="float">
            <text:p>108</text:p>
          </table:table-cell>
          <table:table-cell table:formula="of:=IF([.A14] = [.A13]; 1 + [.H13]; 1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15] = [.A14]; IF([.C15] = &quot;NV&quot;; [.D14] + [.B15]; [.D14]); IF([.C15] = &quot;NV&quot;; [.B15]; 0))" office:value-type="float" office:value="40" calcext:value-type="float">
            <text:p>40</text:p>
          </table:table-cell>
          <table:table-cell table:formula="of:=IF([.A15] = [.A14]; IF([.C15] = &quot;PL&quot;; [.E14] + [.B15]; [.E14]); IF([.C15] = &quot;PL&quot;; [.B15]; 0))" office:value-type="float" office:value="0" calcext:value-type="float">
            <text:p>0</text:p>
          </table:table-cell>
          <table:table-cell table:formula="of:=IF([.A15] = [.A14]; [.F14] + [.B15]; [.B15])" office:value-type="float" office:value="40" calcext:value-type="float">
            <text:p>40</text:p>
          </table:table-cell>
          <table:table-cell table:formula="of:=IF([.A15] = [.A14]; [.G14] + 3*[.B15]; 3*[.B15])" office:value-type="float" office:value="120" calcext:value-type="float">
            <text:p>120</text:p>
          </table:table-cell>
          <table:table-cell table:formula="of:=IF([.A15] = [.A14]; 1 + [.H14]; 1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16] = [.A15]; IF([.C16] = &quot;NV&quot;; [.D15] + [.B16]; [.D15]); IF([.C16] = &quot;NV&quot;; [.B16]; 0))" office:value-type="float" office:value="45" calcext:value-type="float">
            <text:p>45</text:p>
          </table:table-cell>
          <table:table-cell table:formula="of:=IF([.A16] = [.A15]; IF([.C16] = &quot;PL&quot;; [.E15] + [.B16]; [.E15]); IF([.C16] = &quot;PL&quot;; [.B16]; 0))" office:value-type="float" office:value="0" calcext:value-type="float">
            <text:p>0</text:p>
          </table:table-cell>
          <table:table-cell table:formula="of:=IF([.A16] = [.A15]; [.F15] + [.B16]; [.B16])" office:value-type="float" office:value="45" calcext:value-type="float">
            <text:p>45</text:p>
          </table:table-cell>
          <table:table-cell table:formula="of:=IF([.A16] = [.A15]; [.G15] + 3*[.B16]; 3*[.B16])" office:value-type="float" office:value="135" calcext:value-type="float">
            <text:p>135</text:p>
          </table:table-cell>
          <table:table-cell table:formula="of:=IF([.A16] = [.A15]; 1 + [.H15]; 1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17] = [.A16]; IF([.C17] = &quot;NV&quot;; [.D16] + [.B17]; [.D16]); IF([.C17] = &quot;NV&quot;; [.B17]; 0))" office:value-type="float" office:value="45" calcext:value-type="float">
            <text:p>45</text:p>
          </table:table-cell>
          <table:table-cell table:formula="of:=IF([.A17] = [.A16]; IF([.C17] = &quot;PL&quot;; [.E16] + [.B17]; [.E16]); IF([.C17] = &quot;PL&quot;; [.B17]; 0))" office:value-type="float" office:value="1" calcext:value-type="float">
            <text:p>1</text:p>
          </table:table-cell>
          <table:table-cell table:formula="of:=IF([.A17] = [.A16]; [.F16] + [.B17]; [.B17])" office:value-type="float" office:value="46" calcext:value-type="float">
            <text:p>46</text:p>
          </table:table-cell>
          <table:table-cell table:formula="of:=IF([.A17] = [.A16]; [.G16] + 3*[.B17]; 3*[.B17])" office:value-type="float" office:value="138" calcext:value-type="float">
            <text:p>138</text:p>
          </table:table-cell>
          <table:table-cell table:formula="of:=IF([.A17] = [.A16]; 1 + [.H16]; 1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18] = [.A17]; IF([.C18] = &quot;NV&quot;; [.D17] + [.B18]; [.D17]); IF([.C18] = &quot;NV&quot;; [.B18]; 0))" office:value-type="float" office:value="45" calcext:value-type="float">
            <text:p>45</text:p>
          </table:table-cell>
          <table:table-cell table:formula="of:=IF([.A18] = [.A17]; IF([.C18] = &quot;PL&quot;; [.E17] + [.B18]; [.E17]); IF([.C18] = &quot;PL&quot;; [.B18]; 0))" office:value-type="float" office:value="3" calcext:value-type="float">
            <text:p>3</text:p>
          </table:table-cell>
          <table:table-cell table:formula="of:=IF([.A18] = [.A17]; [.F17] + [.B18]; [.B18])" office:value-type="float" office:value="48" calcext:value-type="float">
            <text:p>48</text:p>
          </table:table-cell>
          <table:table-cell table:formula="of:=IF([.A18] = [.A17]; [.G17] + 3*[.B18]; 3*[.B18])" office:value-type="float" office:value="144" calcext:value-type="float">
            <text:p>144</text:p>
          </table:table-cell>
          <table:table-cell table:formula="of:=IF([.A18] = [.A17]; 1 + [.H17]; 1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19] = [.A18]; IF([.C19] = &quot;NV&quot;; [.D18] + [.B19]; [.D18]); IF([.C19] = &quot;NV&quot;; [.B19]; 0))" office:value-type="float" office:value="45" calcext:value-type="float">
            <text:p>45</text:p>
          </table:table-cell>
          <table:table-cell table:formula="of:=IF([.A19] = [.A18]; IF([.C19] = &quot;PL&quot;; [.E18] + [.B19]; [.E18]); IF([.C19] = &quot;PL&quot;; [.B19]; 0))" office:value-type="float" office:value="6" calcext:value-type="float">
            <text:p>6</text:p>
          </table:table-cell>
          <table:table-cell table:formula="of:=IF([.A19] = [.A18]; [.F18] + [.B19]; [.B19])" office:value-type="float" office:value="51" calcext:value-type="float">
            <text:p>51</text:p>
          </table:table-cell>
          <table:table-cell table:formula="of:=IF([.A19] = [.A18]; [.G18] + 3*[.B19]; 3*[.B19])" office:value-type="float" office:value="153" calcext:value-type="float">
            <text:p>153</text:p>
          </table:table-cell>
          <table:table-cell table:formula="of:=IF([.A19] = [.A18]; 1 + [.H18]; 1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20] = [.A19]; IF([.C20] = &quot;NV&quot;; [.D19] + [.B20]; [.D19]); IF([.C20] = &quot;NV&quot;; [.B20]; 0))" office:value-type="float" office:value="45" calcext:value-type="float">
            <text:p>45</text:p>
          </table:table-cell>
          <table:table-cell table:formula="of:=IF([.A20] = [.A19]; IF([.C20] = &quot;PL&quot;; [.E19] + [.B20]; [.E19]); IF([.C20] = &quot;PL&quot;; [.B20]; 0))" office:value-type="float" office:value="10" calcext:value-type="float">
            <text:p>10</text:p>
          </table:table-cell>
          <table:table-cell table:formula="of:=IF([.A20] = [.A19]; [.F19] + [.B20]; [.B20])" office:value-type="float" office:value="55" calcext:value-type="float">
            <text:p>55</text:p>
          </table:table-cell>
          <table:table-cell table:formula="of:=IF([.A20] = [.A19]; [.G19] + 3*[.B20]; 3*[.B20])" office:value-type="float" office:value="165" calcext:value-type="float">
            <text:p>165</text:p>
          </table:table-cell>
          <table:table-cell table:formula="of:=IF([.A20] = [.A19]; 1 + [.H19]; 1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21] = [.A20]; IF([.C21] = &quot;NV&quot;; [.D20] + [.B21]; [.D20]); IF([.C21] = &quot;NV&quot;; [.B21]; 0))" office:value-type="float" office:value="45" calcext:value-type="float">
            <text:p>45</text:p>
          </table:table-cell>
          <table:table-cell table:formula="of:=IF([.A21] = [.A20]; IF([.C21] = &quot;PL&quot;; [.E20] + [.B21]; [.E20]); IF([.C21] = &quot;PL&quot;; [.B21]; 0))" office:value-type="float" office:value="15" calcext:value-type="float">
            <text:p>15</text:p>
          </table:table-cell>
          <table:table-cell table:formula="of:=IF([.A21] = [.A20]; [.F20] + [.B21]; [.B21])" office:value-type="float" office:value="60" calcext:value-type="float">
            <text:p>60</text:p>
          </table:table-cell>
          <table:table-cell table:formula="of:=IF([.A21] = [.A20]; [.G20] + 3*[.B21]; 3*[.B21])" office:value-type="float" office:value="180" calcext:value-type="float">
            <text:p>180</text:p>
          </table:table-cell>
          <table:table-cell table:formula="of:=IF([.A21] = [.A20]; 1 + [.H20]; 1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22] = [.A21]; IF([.C22] = &quot;NV&quot;; [.D21] + [.B22]; [.D21]); IF([.C22] = &quot;NV&quot;; [.B22]; 0))" office:value-type="float" office:value="45" calcext:value-type="float">
            <text:p>45</text:p>
          </table:table-cell>
          <table:table-cell table:formula="of:=IF([.A22] = [.A21]; IF([.C22] = &quot;PL&quot;; [.E21] + [.B22]; [.E21]); IF([.C22] = &quot;PL&quot;; [.B22]; 0))" office:value-type="float" office:value="16" calcext:value-type="float">
            <text:p>16</text:p>
          </table:table-cell>
          <table:table-cell table:formula="of:=IF([.A22] = [.A21]; [.F21] + [.B22]; [.B22])" office:value-type="float" office:value="61" calcext:value-type="float">
            <text:p>61</text:p>
          </table:table-cell>
          <table:table-cell table:formula="of:=IF([.A22] = [.A21]; [.G21] + 3*[.B22]; 3*[.B22])" office:value-type="float" office:value="183" calcext:value-type="float">
            <text:p>183</text:p>
          </table:table-cell>
          <table:table-cell table:formula="of:=IF([.A22] = [.A21]; 1 + [.H21]; 1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23] = [.A22]; IF([.C23] = &quot;NV&quot;; [.D22] + [.B23]; [.D22]); IF([.C23] = &quot;NV&quot;; [.B23]; 0))" office:value-type="float" office:value="45" calcext:value-type="float">
            <text:p>45</text:p>
          </table:table-cell>
          <table:table-cell table:formula="of:=IF([.A23] = [.A22]; IF([.C23] = &quot;PL&quot;; [.E22] + [.B23]; [.E22]); IF([.C23] = &quot;PL&quot;; [.B23]; 0))" office:value-type="float" office:value="18" calcext:value-type="float">
            <text:p>18</text:p>
          </table:table-cell>
          <table:table-cell table:formula="of:=IF([.A23] = [.A22]; [.F22] + [.B23]; [.B23])" office:value-type="float" office:value="63" calcext:value-type="float">
            <text:p>63</text:p>
          </table:table-cell>
          <table:table-cell table:formula="of:=IF([.A23] = [.A22]; [.G22] + 3*[.B23]; 3*[.B23])" office:value-type="float" office:value="189" calcext:value-type="float">
            <text:p>189</text:p>
          </table:table-cell>
          <table:table-cell table:formula="of:=IF([.A23] = [.A22]; 1 + [.H22]; 1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24] = [.A23]; IF([.C24] = &quot;NV&quot;; [.D23] + [.B24]; [.D23]); IF([.C24] = &quot;NV&quot;; [.B24]; 0))" office:value-type="float" office:value="45" calcext:value-type="float">
            <text:p>45</text:p>
          </table:table-cell>
          <table:table-cell table:formula="of:=IF([.A24] = [.A23]; IF([.C24] = &quot;PL&quot;; [.E23] + [.B24]; [.E23]); IF([.C24] = &quot;PL&quot;; [.B24]; 0))" office:value-type="float" office:value="21" calcext:value-type="float">
            <text:p>21</text:p>
          </table:table-cell>
          <table:table-cell table:formula="of:=IF([.A24] = [.A23]; [.F23] + [.B24]; [.B24])" office:value-type="float" office:value="66" calcext:value-type="float">
            <text:p>66</text:p>
          </table:table-cell>
          <table:table-cell table:formula="of:=IF([.A24] = [.A23]; [.G23] + 3*[.B24]; 3*[.B24])" office:value-type="float" office:value="198" calcext:value-type="float">
            <text:p>198</text:p>
          </table:table-cell>
          <table:table-cell table:formula="of:=IF([.A24] = [.A23]; 1 + [.H23]; 1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25] = [.A24]; IF([.C25] = &quot;NV&quot;; [.D24] + [.B25]; [.D24]); IF([.C25] = &quot;NV&quot;; [.B25]; 0))" office:value-type="float" office:value="45" calcext:value-type="float">
            <text:p>45</text:p>
          </table:table-cell>
          <table:table-cell table:formula="of:=IF([.A25] = [.A24]; IF([.C25] = &quot;PL&quot;; [.E24] + [.B25]; [.E24]); IF([.C25] = &quot;PL&quot;; [.B25]; 0))" office:value-type="float" office:value="25" calcext:value-type="float">
            <text:p>25</text:p>
          </table:table-cell>
          <table:table-cell table:formula="of:=IF([.A25] = [.A24]; [.F24] + [.B25]; [.B25])" office:value-type="float" office:value="70" calcext:value-type="float">
            <text:p>70</text:p>
          </table:table-cell>
          <table:table-cell table:formula="of:=IF([.A25] = [.A24]; [.G24] + 3*[.B25]; 3*[.B25])" office:value-type="float" office:value="210" calcext:value-type="float">
            <text:p>210</text:p>
          </table:table-cell>
          <table:table-cell table:formula="of:=IF([.A25] = [.A24]; 1 + [.H24]; 1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26] = [.A25]; IF([.C26] = &quot;NV&quot;; [.D25] + [.B26]; [.D25]); IF([.C26] = &quot;NV&quot;; [.B26]; 0))" office:value-type="float" office:value="45" calcext:value-type="float">
            <text:p>45</text:p>
          </table:table-cell>
          <table:table-cell table:formula="of:=IF([.A26] = [.A25]; IF([.C26] = &quot;PL&quot;; [.E25] + [.B26]; [.E25]); IF([.C26] = &quot;PL&quot;; [.B26]; 0))" office:value-type="float" office:value="30" calcext:value-type="float">
            <text:p>30</text:p>
          </table:table-cell>
          <table:table-cell table:formula="of:=IF([.A26] = [.A25]; [.F25] + [.B26]; [.B26])" office:value-type="float" office:value="75" calcext:value-type="float">
            <text:p>75</text:p>
          </table:table-cell>
          <table:table-cell table:formula="of:=IF([.A26] = [.A25]; [.G25] + 3*[.B26]; 3*[.B26])" office:value-type="float" office:value="225" calcext:value-type="float">
            <text:p>225</text:p>
          </table:table-cell>
          <table:table-cell table:formula="of:=IF([.A26] = [.A25]; 1 + [.H25]; 1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27] = [.A26]; IF([.C27] = &quot;NV&quot;; [.D26] + [.B27]; [.D26]); IF([.C27] = &quot;NV&quot;; [.B27]; 0))" office:value-type="float" office:value="45" calcext:value-type="float">
            <text:p>45</text:p>
          </table:table-cell>
          <table:table-cell table:formula="of:=IF([.A27] = [.A26]; IF([.C27] = &quot;PL&quot;; [.E26] + [.B27]; [.E26]); IF([.C27] = &quot;PL&quot;; [.B27]; 0))" office:value-type="float" office:value="31" calcext:value-type="float">
            <text:p>31</text:p>
          </table:table-cell>
          <table:table-cell table:formula="of:=IF([.A27] = [.A26]; [.F26] + [.B27]; [.B27])" office:value-type="float" office:value="76" calcext:value-type="float">
            <text:p>76</text:p>
          </table:table-cell>
          <table:table-cell table:formula="of:=IF([.A27] = [.A26]; [.G26] + 3*[.B27]; 3*[.B27])" office:value-type="float" office:value="228" calcext:value-type="float">
            <text:p>228</text:p>
          </table:table-cell>
          <table:table-cell table:formula="of:=IF([.A27] = [.A26]; 1 + [.H26]; 1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28] = [.A27]; IF([.C28] = &quot;NV&quot;; [.D27] + [.B28]; [.D27]); IF([.C28] = &quot;NV&quot;; [.B28]; 0))" office:value-type="float" office:value="45" calcext:value-type="float">
            <text:p>45</text:p>
          </table:table-cell>
          <table:table-cell table:formula="of:=IF([.A28] = [.A27]; IF([.C28] = &quot;PL&quot;; [.E27] + [.B28]; [.E27]); IF([.C28] = &quot;PL&quot;; [.B28]; 0))" office:value-type="float" office:value="33" calcext:value-type="float">
            <text:p>33</text:p>
          </table:table-cell>
          <table:table-cell table:formula="of:=IF([.A28] = [.A27]; [.F27] + [.B28]; [.B28])" office:value-type="float" office:value="78" calcext:value-type="float">
            <text:p>78</text:p>
          </table:table-cell>
          <table:table-cell table:formula="of:=IF([.A28] = [.A27]; [.G27] + 3*[.B28]; 3*[.B28])" office:value-type="float" office:value="234" calcext:value-type="float">
            <text:p>234</text:p>
          </table:table-cell>
          <table:table-cell table:formula="of:=IF([.A28] = [.A27]; 1 + [.H27]; 1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29] = [.A28]; IF([.C29] = &quot;NV&quot;; [.D28] + [.B29]; [.D28]); IF([.C29] = &quot;NV&quot;; [.B29]; 0))" office:value-type="float" office:value="45" calcext:value-type="float">
            <text:p>45</text:p>
          </table:table-cell>
          <table:table-cell table:formula="of:=IF([.A29] = [.A28]; IF([.C29] = &quot;PL&quot;; [.E28] + [.B29]; [.E28]); IF([.C29] = &quot;PL&quot;; [.B29]; 0))" office:value-type="float" office:value="36" calcext:value-type="float">
            <text:p>36</text:p>
          </table:table-cell>
          <table:table-cell table:formula="of:=IF([.A29] = [.A28]; [.F28] + [.B29]; [.B29])" office:value-type="float" office:value="81" calcext:value-type="float">
            <text:p>81</text:p>
          </table:table-cell>
          <table:table-cell table:formula="of:=IF([.A29] = [.A28]; [.G28] + 3*[.B29]; 3*[.B29])" office:value-type="float" office:value="243" calcext:value-type="float">
            <text:p>243</text:p>
          </table:table-cell>
          <table:table-cell table:formula="of:=IF([.A29] = [.A28]; 1 + [.H28]; 1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30] = [.A29]; IF([.C30] = &quot;NV&quot;; [.D29] + [.B30]; [.D29]); IF([.C30] = &quot;NV&quot;; [.B30]; 0))" office:value-type="float" office:value="45" calcext:value-type="float">
            <text:p>45</text:p>
          </table:table-cell>
          <table:table-cell table:formula="of:=IF([.A30] = [.A29]; IF([.C30] = &quot;PL&quot;; [.E29] + [.B30]; [.E29]); IF([.C30] = &quot;PL&quot;; [.B30]; 0))" office:value-type="float" office:value="40" calcext:value-type="float">
            <text:p>40</text:p>
          </table:table-cell>
          <table:table-cell table:formula="of:=IF([.A30] = [.A29]; [.F29] + [.B30]; [.B30])" office:value-type="float" office:value="85" calcext:value-type="float">
            <text:p>85</text:p>
          </table:table-cell>
          <table:table-cell table:formula="of:=IF([.A30] = [.A29]; [.G29] + 3*[.B30]; 3*[.B30])" office:value-type="float" office:value="255" calcext:value-type="float">
            <text:p>255</text:p>
          </table:table-cell>
          <table:table-cell table:formula="of:=IF([.A30] = [.A29]; 1 + [.H29]; 1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31] = [.A30]; IF([.C31] = &quot;NV&quot;; [.D30] + [.B31]; [.D30]); IF([.C31] = &quot;NV&quot;; [.B31]; 0))" office:value-type="float" office:value="45" calcext:value-type="float">
            <text:p>45</text:p>
          </table:table-cell>
          <table:table-cell table:formula="of:=IF([.A31] = [.A30]; IF([.C31] = &quot;PL&quot;; [.E30] + [.B31]; [.E30]); IF([.C31] = &quot;PL&quot;; [.B31]; 0))" office:value-type="float" office:value="45" calcext:value-type="float">
            <text:p>45</text:p>
          </table:table-cell>
          <table:table-cell table:formula="of:=IF([.A31] = [.A30]; [.F30] + [.B31]; [.B31])" office:value-type="float" office:value="90" calcext:value-type="float">
            <text:p>90</text:p>
          </table:table-cell>
          <table:table-cell table:formula="of:=IF([.A31] = [.A30]; [.G30] + 3*[.B31]; 3*[.B31])" office:value-type="float" office:value="270" calcext:value-type="float">
            <text:p>270</text:p>
          </table:table-cell>
          <table:table-cell table:formula="of:=IF([.A31] = [.A30]; 1 + [.H30]; 1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32] = [.A31]; IF([.C32] = &quot;NV&quot;; [.D31] + [.B32]; [.D31]); IF([.C32] = &quot;NV&quot;; [.B32]; 0))" office:value-type="float" office:value="47" calcext:value-type="float">
            <text:p>47</text:p>
          </table:table-cell>
          <table:table-cell table:formula="of:=IF([.A32] = [.A31]; IF([.C32] = &quot;PL&quot;; [.E31] + [.B32]; [.E31]); IF([.C32] = &quot;PL&quot;; [.B32]; 0))" office:value-type="float" office:value="45" calcext:value-type="float">
            <text:p>45</text:p>
          </table:table-cell>
          <table:table-cell table:formula="of:=IF([.A32] = [.A31]; [.F31] + [.B32]; [.B32])" office:value-type="float" office:value="92" calcext:value-type="float">
            <text:p>92</text:p>
          </table:table-cell>
          <table:table-cell table:formula="of:=IF([.A32] = [.A31]; [.G31] + 3*[.B32]; 3*[.B32])" office:value-type="float" office:value="276" calcext:value-type="float">
            <text:p>276</text:p>
          </table:table-cell>
          <table:table-cell table:formula="of:=IF([.A32] = [.A31]; 1 + [.H31]; 1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33] = [.A32]; IF([.C33] = &quot;NV&quot;; [.D32] + [.B33]; [.D32]); IF([.C33] = &quot;NV&quot;; [.B33]; 0))" office:value-type="float" office:value="47" calcext:value-type="float">
            <text:p>47</text:p>
          </table:table-cell>
          <table:table-cell table:formula="of:=IF([.A33] = [.A32]; IF([.C33] = &quot;PL&quot;; [.E32] + [.B33]; [.E32]); IF([.C33] = &quot;PL&quot;; [.B33]; 0))" office:value-type="float" office:value="47" calcext:value-type="float">
            <text:p>47</text:p>
          </table:table-cell>
          <table:table-cell table:formula="of:=IF([.A33] = [.A32]; [.F32] + [.B33]; [.B33])" office:value-type="float" office:value="94" calcext:value-type="float">
            <text:p>94</text:p>
          </table:table-cell>
          <table:table-cell table:formula="of:=IF([.A33] = [.A32]; [.G32] + 3*[.B33]; 3*[.B33])" office:value-type="float" office:value="282" calcext:value-type="float">
            <text:p>282</text:p>
          </table:table-cell>
          <table:table-cell table:formula="of:=IF([.A33] = [.A32]; 1 + [.H32]; 1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34] = [.A33]; IF([.C34] = &quot;NV&quot;; [.D33] + [.B34]; [.D33]); IF([.C34] = &quot;NV&quot;; [.B34]; 0))" office:value-type="float" office:value="1" calcext:value-type="float">
            <text:p>1</text:p>
          </table:table-cell>
          <table:table-cell table:formula="of:=IF([.A34] = [.A33]; IF([.C34] = &quot;PL&quot;; [.E33] + [.B34]; [.E33]); IF([.C34] = &quot;PL&quot;; [.B34]; 0))" office:value-type="float" office:value="0" calcext:value-type="float">
            <text:p>0</text:p>
          </table:table-cell>
          <table:table-cell table:formula="of:=IF([.A34] = [.A33]; [.F33] + [.B34]; [.B34])" office:value-type="float" office:value="1" calcext:value-type="float">
            <text:p>1</text:p>
          </table:table-cell>
          <table:table-cell table:formula="of:=IF([.A34] = [.A33]; [.G33] + 3*[.B34]; 3*[.B34])" office:value-type="float" office:value="3" calcext:value-type="float">
            <text:p>3</text:p>
          </table:table-cell>
          <table:table-cell table:formula="of:=IF([.A34] = [.A33]; 1 + [.H33]; 1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35] = [.A34]; IF([.C35] = &quot;NV&quot;; [.D34] + [.B35]; [.D34]); IF([.C35] = &quot;NV&quot;; [.B35]; 0))" office:value-type="float" office:value="3" calcext:value-type="float">
            <text:p>3</text:p>
          </table:table-cell>
          <table:table-cell table:formula="of:=IF([.A35] = [.A34]; IF([.C35] = &quot;PL&quot;; [.E34] + [.B35]; [.E34]); IF([.C35] = &quot;PL&quot;; [.B35]; 0))" office:value-type="float" office:value="0" calcext:value-type="float">
            <text:p>0</text:p>
          </table:table-cell>
          <table:table-cell table:formula="of:=IF([.A35] = [.A34]; [.F34] + [.B35]; [.B35])" office:value-type="float" office:value="3" calcext:value-type="float">
            <text:p>3</text:p>
          </table:table-cell>
          <table:table-cell table:formula="of:=IF([.A35] = [.A34]; [.G34] + 3*[.B35]; 3*[.B35])" office:value-type="float" office:value="9" calcext:value-type="float">
            <text:p>9</text:p>
          </table:table-cell>
          <table:table-cell table:formula="of:=IF([.A35] = [.A34]; 1 + [.H34]; 1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36] = [.A35]; IF([.C36] = &quot;NV&quot;; [.D35] + [.B36]; [.D35]); IF([.C36] = &quot;NV&quot;; [.B36]; 0))" office:value-type="float" office:value="6" calcext:value-type="float">
            <text:p>6</text:p>
          </table:table-cell>
          <table:table-cell table:formula="of:=IF([.A36] = [.A35]; IF([.C36] = &quot;PL&quot;; [.E35] + [.B36]; [.E35]); IF([.C36] = &quot;PL&quot;; [.B36]; 0))" office:value-type="float" office:value="0" calcext:value-type="float">
            <text:p>0</text:p>
          </table:table-cell>
          <table:table-cell table:formula="of:=IF([.A36] = [.A35]; [.F35] + [.B36]; [.B36])" office:value-type="float" office:value="6" calcext:value-type="float">
            <text:p>6</text:p>
          </table:table-cell>
          <table:table-cell table:formula="of:=IF([.A36] = [.A35]; [.G35] + 3*[.B36]; 3*[.B36])" office:value-type="float" office:value="18" calcext:value-type="float">
            <text:p>18</text:p>
          </table:table-cell>
          <table:table-cell table:formula="of:=IF([.A36] = [.A35]; 1 + [.H35]; 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37] = [.A36]; IF([.C37] = &quot;NV&quot;; [.D36] + [.B37]; [.D36]); IF([.C37] = &quot;NV&quot;; [.B37]; 0))" office:value-type="float" office:value="10" calcext:value-type="float">
            <text:p>10</text:p>
          </table:table-cell>
          <table:table-cell table:formula="of:=IF([.A37] = [.A36]; IF([.C37] = &quot;PL&quot;; [.E36] + [.B37]; [.E36]); IF([.C37] = &quot;PL&quot;; [.B37]; 0))" office:value-type="float" office:value="0" calcext:value-type="float">
            <text:p>0</text:p>
          </table:table-cell>
          <table:table-cell table:formula="of:=IF([.A37] = [.A36]; [.F36] + [.B37]; [.B37])" office:value-type="float" office:value="10" calcext:value-type="float">
            <text:p>10</text:p>
          </table:table-cell>
          <table:table-cell table:formula="of:=IF([.A37] = [.A36]; [.G36] + 3*[.B37]; 3*[.B37])" office:value-type="float" office:value="30" calcext:value-type="float">
            <text:p>30</text:p>
          </table:table-cell>
          <table:table-cell table:formula="of:=IF([.A37] = [.A36]; 1 + [.H36]; 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38] = [.A37]; IF([.C38] = &quot;NV&quot;; [.D37] + [.B38]; [.D37]); IF([.C38] = &quot;NV&quot;; [.B38]; 0))" office:value-type="float" office:value="15" calcext:value-type="float">
            <text:p>15</text:p>
          </table:table-cell>
          <table:table-cell table:formula="of:=IF([.A38] = [.A37]; IF([.C38] = &quot;PL&quot;; [.E37] + [.B38]; [.E37]); IF([.C38] = &quot;PL&quot;; [.B38]; 0))" office:value-type="float" office:value="0" calcext:value-type="float">
            <text:p>0</text:p>
          </table:table-cell>
          <table:table-cell table:formula="of:=IF([.A38] = [.A37]; [.F37] + [.B38]; [.B38])" office:value-type="float" office:value="15" calcext:value-type="float">
            <text:p>15</text:p>
          </table:table-cell>
          <table:table-cell table:formula="of:=IF([.A38] = [.A37]; [.G37] + 3*[.B38]; 3*[.B38])" office:value-type="float" office:value="45" calcext:value-type="float">
            <text:p>45</text:p>
          </table:table-cell>
          <table:table-cell table:formula="of:=IF([.A38] = [.A37]; 1 + [.H37]; 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39] = [.A38]; IF([.C39] = &quot;NV&quot;; [.D38] + [.B39]; [.D38]); IF([.C39] = &quot;NV&quot;; [.B39]; 0))" office:value-type="float" office:value="16" calcext:value-type="float">
            <text:p>16</text:p>
          </table:table-cell>
          <table:table-cell table:formula="of:=IF([.A39] = [.A38]; IF([.C39] = &quot;PL&quot;; [.E38] + [.B39]; [.E38]); IF([.C39] = &quot;PL&quot;; [.B39]; 0))" office:value-type="float" office:value="0" calcext:value-type="float">
            <text:p>0</text:p>
          </table:table-cell>
          <table:table-cell table:formula="of:=IF([.A39] = [.A38]; [.F38] + [.B39]; [.B39])" office:value-type="float" office:value="16" calcext:value-type="float">
            <text:p>16</text:p>
          </table:table-cell>
          <table:table-cell table:formula="of:=IF([.A39] = [.A38]; [.G38] + 3*[.B39]; 3*[.B39])" office:value-type="float" office:value="48" calcext:value-type="float">
            <text:p>48</text:p>
          </table:table-cell>
          <table:table-cell table:formula="of:=IF([.A39] = [.A38]; 1 + [.H38]; 1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40] = [.A39]; IF([.C40] = &quot;NV&quot;; [.D39] + [.B40]; [.D39]); IF([.C40] = &quot;NV&quot;; [.B40]; 0))" office:value-type="float" office:value="18" calcext:value-type="float">
            <text:p>18</text:p>
          </table:table-cell>
          <table:table-cell table:formula="of:=IF([.A40] = [.A39]; IF([.C40] = &quot;PL&quot;; [.E39] + [.B40]; [.E39]); IF([.C40] = &quot;PL&quot;; [.B40]; 0))" office:value-type="float" office:value="0" calcext:value-type="float">
            <text:p>0</text:p>
          </table:table-cell>
          <table:table-cell table:formula="of:=IF([.A40] = [.A39]; [.F39] + [.B40]; [.B40])" office:value-type="float" office:value="18" calcext:value-type="float">
            <text:p>18</text:p>
          </table:table-cell>
          <table:table-cell table:formula="of:=IF([.A40] = [.A39]; [.G39] + 3*[.B40]; 3*[.B40])" office:value-type="float" office:value="54" calcext:value-type="float">
            <text:p>54</text:p>
          </table:table-cell>
          <table:table-cell table:formula="of:=IF([.A40] = [.A39]; 1 + [.H39]; 1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41] = [.A40]; IF([.C41] = &quot;NV&quot;; [.D40] + [.B41]; [.D40]); IF([.C41] = &quot;NV&quot;; [.B41]; 0))" office:value-type="float" office:value="21" calcext:value-type="float">
            <text:p>21</text:p>
          </table:table-cell>
          <table:table-cell table:formula="of:=IF([.A41] = [.A40]; IF([.C41] = &quot;PL&quot;; [.E40] + [.B41]; [.E40]); IF([.C41] = &quot;PL&quot;; [.B41]; 0))" office:value-type="float" office:value="0" calcext:value-type="float">
            <text:p>0</text:p>
          </table:table-cell>
          <table:table-cell table:formula="of:=IF([.A41] = [.A40]; [.F40] + [.B41]; [.B41])" office:value-type="float" office:value="21" calcext:value-type="float">
            <text:p>21</text:p>
          </table:table-cell>
          <table:table-cell table:formula="of:=IF([.A41] = [.A40]; [.G40] + 3*[.B41]; 3*[.B41])" office:value-type="float" office:value="63" calcext:value-type="float">
            <text:p>63</text:p>
          </table:table-cell>
          <table:table-cell table:formula="of:=IF([.A41] = [.A40]; 1 + [.H40]; 1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42] = [.A41]; IF([.C42] = &quot;NV&quot;; [.D41] + [.B42]; [.D41]); IF([.C42] = &quot;NV&quot;; [.B42]; 0))" office:value-type="float" office:value="25" calcext:value-type="float">
            <text:p>25</text:p>
          </table:table-cell>
          <table:table-cell table:formula="of:=IF([.A42] = [.A41]; IF([.C42] = &quot;PL&quot;; [.E41] + [.B42]; [.E41]); IF([.C42] = &quot;PL&quot;; [.B42]; 0))" office:value-type="float" office:value="0" calcext:value-type="float">
            <text:p>0</text:p>
          </table:table-cell>
          <table:table-cell table:formula="of:=IF([.A42] = [.A41]; [.F41] + [.B42]; [.B42])" office:value-type="float" office:value="25" calcext:value-type="float">
            <text:p>25</text:p>
          </table:table-cell>
          <table:table-cell table:formula="of:=IF([.A42] = [.A41]; [.G41] + 3*[.B42]; 3*[.B42])" office:value-type="float" office:value="75" calcext:value-type="float">
            <text:p>75</text:p>
          </table:table-cell>
          <table:table-cell table:formula="of:=IF([.A42] = [.A41]; 1 + [.H41]; 1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43] = [.A42]; IF([.C43] = &quot;NV&quot;; [.D42] + [.B43]; [.D42]); IF([.C43] = &quot;NV&quot;; [.B43]; 0))" office:value-type="float" office:value="30" calcext:value-type="float">
            <text:p>30</text:p>
          </table:table-cell>
          <table:table-cell table:formula="of:=IF([.A43] = [.A42]; IF([.C43] = &quot;PL&quot;; [.E42] + [.B43]; [.E42]); IF([.C43] = &quot;PL&quot;; [.B43]; 0))" office:value-type="float" office:value="0" calcext:value-type="float">
            <text:p>0</text:p>
          </table:table-cell>
          <table:table-cell table:formula="of:=IF([.A43] = [.A42]; [.F42] + [.B43]; [.B43])" office:value-type="float" office:value="30" calcext:value-type="float">
            <text:p>30</text:p>
          </table:table-cell>
          <table:table-cell table:formula="of:=IF([.A43] = [.A42]; [.G42] + 3*[.B43]; 3*[.B43])" office:value-type="float" office:value="90" calcext:value-type="float">
            <text:p>90</text:p>
          </table:table-cell>
          <table:table-cell table:formula="of:=IF([.A43] = [.A42]; 1 + [.H42]; 1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44] = [.A43]; IF([.C44] = &quot;NV&quot;; [.D43] + [.B44]; [.D43]); IF([.C44] = &quot;NV&quot;; [.B44]; 0))" office:value-type="float" office:value="31" calcext:value-type="float">
            <text:p>31</text:p>
          </table:table-cell>
          <table:table-cell table:formula="of:=IF([.A44] = [.A43]; IF([.C44] = &quot;PL&quot;; [.E43] + [.B44]; [.E43]); IF([.C44] = &quot;PL&quot;; [.B44]; 0))" office:value-type="float" office:value="0" calcext:value-type="float">
            <text:p>0</text:p>
          </table:table-cell>
          <table:table-cell table:formula="of:=IF([.A44] = [.A43]; [.F43] + [.B44]; [.B44])" office:value-type="float" office:value="31" calcext:value-type="float">
            <text:p>31</text:p>
          </table:table-cell>
          <table:table-cell table:formula="of:=IF([.A44] = [.A43]; [.G43] + 3*[.B44]; 3*[.B44])" office:value-type="float" office:value="93" calcext:value-type="float">
            <text:p>93</text:p>
          </table:table-cell>
          <table:table-cell table:formula="of:=IF([.A44] = [.A43]; 1 + [.H43]; 1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45] = [.A44]; IF([.C45] = &quot;NV&quot;; [.D44] + [.B45]; [.D44]); IF([.C45] = &quot;NV&quot;; [.B45]; 0))" office:value-type="float" office:value="33" calcext:value-type="float">
            <text:p>33</text:p>
          </table:table-cell>
          <table:table-cell table:formula="of:=IF([.A45] = [.A44]; IF([.C45] = &quot;PL&quot;; [.E44] + [.B45]; [.E44]); IF([.C45] = &quot;PL&quot;; [.B45]; 0))" office:value-type="float" office:value="0" calcext:value-type="float">
            <text:p>0</text:p>
          </table:table-cell>
          <table:table-cell table:formula="of:=IF([.A45] = [.A44]; [.F44] + [.B45]; [.B45])" office:value-type="float" office:value="33" calcext:value-type="float">
            <text:p>33</text:p>
          </table:table-cell>
          <table:table-cell table:formula="of:=IF([.A45] = [.A44]; [.G44] + 3*[.B45]; 3*[.B45])" office:value-type="float" office:value="99" calcext:value-type="float">
            <text:p>99</text:p>
          </table:table-cell>
          <table:table-cell table:formula="of:=IF([.A45] = [.A44]; 1 + [.H44]; 1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46] = [.A45]; IF([.C46] = &quot;NV&quot;; [.D45] + [.B46]; [.D45]); IF([.C46] = &quot;NV&quot;; [.B46]; 0))" office:value-type="float" office:value="36" calcext:value-type="float">
            <text:p>36</text:p>
          </table:table-cell>
          <table:table-cell table:formula="of:=IF([.A46] = [.A45]; IF([.C46] = &quot;PL&quot;; [.E45] + [.B46]; [.E45]); IF([.C46] = &quot;PL&quot;; [.B46]; 0))" office:value-type="float" office:value="0" calcext:value-type="float">
            <text:p>0</text:p>
          </table:table-cell>
          <table:table-cell table:formula="of:=IF([.A46] = [.A45]; [.F45] + [.B46]; [.B46])" office:value-type="float" office:value="36" calcext:value-type="float">
            <text:p>36</text:p>
          </table:table-cell>
          <table:table-cell table:formula="of:=IF([.A46] = [.A45]; [.G45] + 3*[.B46]; 3*[.B46])" office:value-type="float" office:value="108" calcext:value-type="float">
            <text:p>108</text:p>
          </table:table-cell>
          <table:table-cell table:formula="of:=IF([.A46] = [.A45]; 1 + [.H45]; 1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47] = [.A46]; IF([.C47] = &quot;NV&quot;; [.D46] + [.B47]; [.D46]); IF([.C47] = &quot;NV&quot;; [.B47]; 0))" office:value-type="float" office:value="40" calcext:value-type="float">
            <text:p>40</text:p>
          </table:table-cell>
          <table:table-cell table:formula="of:=IF([.A47] = [.A46]; IF([.C47] = &quot;PL&quot;; [.E46] + [.B47]; [.E46]); IF([.C47] = &quot;PL&quot;; [.B47]; 0))" office:value-type="float" office:value="0" calcext:value-type="float">
            <text:p>0</text:p>
          </table:table-cell>
          <table:table-cell table:formula="of:=IF([.A47] = [.A46]; [.F46] + [.B47]; [.B47])" office:value-type="float" office:value="40" calcext:value-type="float">
            <text:p>40</text:p>
          </table:table-cell>
          <table:table-cell table:formula="of:=IF([.A47] = [.A46]; [.G46] + 3*[.B47]; 3*[.B47])" office:value-type="float" office:value="120" calcext:value-type="float">
            <text:p>120</text:p>
          </table:table-cell>
          <table:table-cell table:formula="of:=IF([.A47] = [.A46]; 1 + [.H46]; 1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48] = [.A47]; IF([.C48] = &quot;NV&quot;; [.D47] + [.B48]; [.D47]); IF([.C48] = &quot;NV&quot;; [.B48]; 0))" office:value-type="float" office:value="45" calcext:value-type="float">
            <text:p>45</text:p>
          </table:table-cell>
          <table:table-cell table:formula="of:=IF([.A48] = [.A47]; IF([.C48] = &quot;PL&quot;; [.E47] + [.B48]; [.E47]); IF([.C48] = &quot;PL&quot;; [.B48]; 0))" office:value-type="float" office:value="0" calcext:value-type="float">
            <text:p>0</text:p>
          </table:table-cell>
          <table:table-cell table:formula="of:=IF([.A48] = [.A47]; [.F47] + [.B48]; [.B48])" office:value-type="float" office:value="45" calcext:value-type="float">
            <text:p>45</text:p>
          </table:table-cell>
          <table:table-cell table:formula="of:=IF([.A48] = [.A47]; [.G47] + 3*[.B48]; 3*[.B48])" office:value-type="float" office:value="135" calcext:value-type="float">
            <text:p>135</text:p>
          </table:table-cell>
          <table:table-cell table:formula="of:=IF([.A48] = [.A47]; 1 + [.H47]; 1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49] = [.A48]; IF([.C49] = &quot;NV&quot;; [.D48] + [.B49]; [.D48]); IF([.C49] = &quot;NV&quot;; [.B49]; 0))" office:value-type="float" office:value="45" calcext:value-type="float">
            <text:p>45</text:p>
          </table:table-cell>
          <table:table-cell table:formula="of:=IF([.A49] = [.A48]; IF([.C49] = &quot;PL&quot;; [.E48] + [.B49]; [.E48]); IF([.C49] = &quot;PL&quot;; [.B49]; 0))" office:value-type="float" office:value="1" calcext:value-type="float">
            <text:p>1</text:p>
          </table:table-cell>
          <table:table-cell table:formula="of:=IF([.A49] = [.A48]; [.F48] + [.B49]; [.B49])" office:value-type="float" office:value="46" calcext:value-type="float">
            <text:p>46</text:p>
          </table:table-cell>
          <table:table-cell table:formula="of:=IF([.A49] = [.A48]; [.G48] + 3*[.B49]; 3*[.B49])" office:value-type="float" office:value="138" calcext:value-type="float">
            <text:p>138</text:p>
          </table:table-cell>
          <table:table-cell table:formula="of:=IF([.A49] = [.A48]; 1 + [.H48]; 1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50] = [.A49]; IF([.C50] = &quot;NV&quot;; [.D49] + [.B50]; [.D49]); IF([.C50] = &quot;NV&quot;; [.B50]; 0))" office:value-type="float" office:value="45" calcext:value-type="float">
            <text:p>45</text:p>
          </table:table-cell>
          <table:table-cell table:formula="of:=IF([.A50] = [.A49]; IF([.C50] = &quot;PL&quot;; [.E49] + [.B50]; [.E49]); IF([.C50] = &quot;PL&quot;; [.B50]; 0))" office:value-type="float" office:value="3" calcext:value-type="float">
            <text:p>3</text:p>
          </table:table-cell>
          <table:table-cell table:formula="of:=IF([.A50] = [.A49]; [.F49] + [.B50]; [.B50])" office:value-type="float" office:value="48" calcext:value-type="float">
            <text:p>48</text:p>
          </table:table-cell>
          <table:table-cell table:formula="of:=IF([.A50] = [.A49]; [.G49] + 3*[.B50]; 3*[.B50])" office:value-type="float" office:value="144" calcext:value-type="float">
            <text:p>144</text:p>
          </table:table-cell>
          <table:table-cell table:formula="of:=IF([.A50] = [.A49]; 1 + [.H49]; 1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51] = [.A50]; IF([.C51] = &quot;NV&quot;; [.D50] + [.B51]; [.D50]); IF([.C51] = &quot;NV&quot;; [.B51]; 0))" office:value-type="float" office:value="45" calcext:value-type="float">
            <text:p>45</text:p>
          </table:table-cell>
          <table:table-cell table:formula="of:=IF([.A51] = [.A50]; IF([.C51] = &quot;PL&quot;; [.E50] + [.B51]; [.E50]); IF([.C51] = &quot;PL&quot;; [.B51]; 0))" office:value-type="float" office:value="6" calcext:value-type="float">
            <text:p>6</text:p>
          </table:table-cell>
          <table:table-cell table:formula="of:=IF([.A51] = [.A50]; [.F50] + [.B51]; [.B51])" office:value-type="float" office:value="51" calcext:value-type="float">
            <text:p>51</text:p>
          </table:table-cell>
          <table:table-cell table:formula="of:=IF([.A51] = [.A50]; [.G50] + 3*[.B51]; 3*[.B51])" office:value-type="float" office:value="153" calcext:value-type="float">
            <text:p>153</text:p>
          </table:table-cell>
          <table:table-cell table:formula="of:=IF([.A51] = [.A50]; 1 + [.H50]; 1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52] = [.A51]; IF([.C52] = &quot;NV&quot;; [.D51] + [.B52]; [.D51]); IF([.C52] = &quot;NV&quot;; [.B52]; 0))" office:value-type="float" office:value="45" calcext:value-type="float">
            <text:p>45</text:p>
          </table:table-cell>
          <table:table-cell table:formula="of:=IF([.A52] = [.A51]; IF([.C52] = &quot;PL&quot;; [.E51] + [.B52]; [.E51]); IF([.C52] = &quot;PL&quot;; [.B52]; 0))" office:value-type="float" office:value="10" calcext:value-type="float">
            <text:p>10</text:p>
          </table:table-cell>
          <table:table-cell table:formula="of:=IF([.A52] = [.A51]; [.F51] + [.B52]; [.B52])" office:value-type="float" office:value="55" calcext:value-type="float">
            <text:p>55</text:p>
          </table:table-cell>
          <table:table-cell table:formula="of:=IF([.A52] = [.A51]; [.G51] + 3*[.B52]; 3*[.B52])" office:value-type="float" office:value="165" calcext:value-type="float">
            <text:p>165</text:p>
          </table:table-cell>
          <table:table-cell table:formula="of:=IF([.A52] = [.A51]; 1 + [.H51]; 1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53] = [.A52]; IF([.C53] = &quot;NV&quot;; [.D52] + [.B53]; [.D52]); IF([.C53] = &quot;NV&quot;; [.B53]; 0))" office:value-type="float" office:value="45" calcext:value-type="float">
            <text:p>45</text:p>
          </table:table-cell>
          <table:table-cell table:formula="of:=IF([.A53] = [.A52]; IF([.C53] = &quot;PL&quot;; [.E52] + [.B53]; [.E52]); IF([.C53] = &quot;PL&quot;; [.B53]; 0))" office:value-type="float" office:value="15" calcext:value-type="float">
            <text:p>15</text:p>
          </table:table-cell>
          <table:table-cell table:formula="of:=IF([.A53] = [.A52]; [.F52] + [.B53]; [.B53])" office:value-type="float" office:value="60" calcext:value-type="float">
            <text:p>60</text:p>
          </table:table-cell>
          <table:table-cell table:formula="of:=IF([.A53] = [.A52]; [.G52] + 3*[.B53]; 3*[.B53])" office:value-type="float" office:value="180" calcext:value-type="float">
            <text:p>180</text:p>
          </table:table-cell>
          <table:table-cell table:formula="of:=IF([.A53] = [.A52]; 1 + [.H52]; 1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54] = [.A53]; IF([.C54] = &quot;NV&quot;; [.D53] + [.B54]; [.D53]); IF([.C54] = &quot;NV&quot;; [.B54]; 0))" office:value-type="float" office:value="45" calcext:value-type="float">
            <text:p>45</text:p>
          </table:table-cell>
          <table:table-cell table:formula="of:=IF([.A54] = [.A53]; IF([.C54] = &quot;PL&quot;; [.E53] + [.B54]; [.E53]); IF([.C54] = &quot;PL&quot;; [.B54]; 0))" office:value-type="float" office:value="16" calcext:value-type="float">
            <text:p>16</text:p>
          </table:table-cell>
          <table:table-cell table:formula="of:=IF([.A54] = [.A53]; [.F53] + [.B54]; [.B54])" office:value-type="float" office:value="61" calcext:value-type="float">
            <text:p>61</text:p>
          </table:table-cell>
          <table:table-cell table:formula="of:=IF([.A54] = [.A53]; [.G53] + 3*[.B54]; 3*[.B54])" office:value-type="float" office:value="183" calcext:value-type="float">
            <text:p>183</text:p>
          </table:table-cell>
          <table:table-cell table:formula="of:=IF([.A54] = [.A53]; 1 + [.H53]; 1)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55] = [.A54]; IF([.C55] = &quot;NV&quot;; [.D54] + [.B55]; [.D54]); IF([.C55] = &quot;NV&quot;; [.B55]; 0))" office:value-type="float" office:value="45" calcext:value-type="float">
            <text:p>45</text:p>
          </table:table-cell>
          <table:table-cell table:formula="of:=IF([.A55] = [.A54]; IF([.C55] = &quot;PL&quot;; [.E54] + [.B55]; [.E54]); IF([.C55] = &quot;PL&quot;; [.B55]; 0))" office:value-type="float" office:value="18" calcext:value-type="float">
            <text:p>18</text:p>
          </table:table-cell>
          <table:table-cell table:formula="of:=IF([.A55] = [.A54]; [.F54] + [.B55]; [.B55])" office:value-type="float" office:value="63" calcext:value-type="float">
            <text:p>63</text:p>
          </table:table-cell>
          <table:table-cell table:formula="of:=IF([.A55] = [.A54]; [.G54] + 3*[.B55]; 3*[.B55])" office:value-type="float" office:value="189" calcext:value-type="float">
            <text:p>189</text:p>
          </table:table-cell>
          <table:table-cell table:formula="of:=IF([.A55] = [.A54]; 1 + [.H54]; 1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56] = [.A55]; IF([.C56] = &quot;NV&quot;; [.D55] + [.B56]; [.D55]); IF([.C56] = &quot;NV&quot;; [.B56]; 0))" office:value-type="float" office:value="45" calcext:value-type="float">
            <text:p>45</text:p>
          </table:table-cell>
          <table:table-cell table:formula="of:=IF([.A56] = [.A55]; IF([.C56] = &quot;PL&quot;; [.E55] + [.B56]; [.E55]); IF([.C56] = &quot;PL&quot;; [.B56]; 0))" office:value-type="float" office:value="21" calcext:value-type="float">
            <text:p>21</text:p>
          </table:table-cell>
          <table:table-cell table:formula="of:=IF([.A56] = [.A55]; [.F55] + [.B56]; [.B56])" office:value-type="float" office:value="66" calcext:value-type="float">
            <text:p>66</text:p>
          </table:table-cell>
          <table:table-cell table:formula="of:=IF([.A56] = [.A55]; [.G55] + 3*[.B56]; 3*[.B56])" office:value-type="float" office:value="198" calcext:value-type="float">
            <text:p>198</text:p>
          </table:table-cell>
          <table:table-cell table:formula="of:=IF([.A56] = [.A55]; 1 + [.H55]; 1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57] = [.A56]; IF([.C57] = &quot;NV&quot;; [.D56] + [.B57]; [.D56]); IF([.C57] = &quot;NV&quot;; [.B57]; 0))" office:value-type="float" office:value="45" calcext:value-type="float">
            <text:p>45</text:p>
          </table:table-cell>
          <table:table-cell table:formula="of:=IF([.A57] = [.A56]; IF([.C57] = &quot;PL&quot;; [.E56] + [.B57]; [.E56]); IF([.C57] = &quot;PL&quot;; [.B57]; 0))" office:value-type="float" office:value="25" calcext:value-type="float">
            <text:p>25</text:p>
          </table:table-cell>
          <table:table-cell table:formula="of:=IF([.A57] = [.A56]; [.F56] + [.B57]; [.B57])" office:value-type="float" office:value="70" calcext:value-type="float">
            <text:p>70</text:p>
          </table:table-cell>
          <table:table-cell table:formula="of:=IF([.A57] = [.A56]; [.G56] + 3*[.B57]; 3*[.B57])" office:value-type="float" office:value="210" calcext:value-type="float">
            <text:p>210</text:p>
          </table:table-cell>
          <table:table-cell table:formula="of:=IF([.A57] = [.A56]; 1 + [.H56]; 1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58] = [.A57]; IF([.C58] = &quot;NV&quot;; [.D57] + [.B58]; [.D57]); IF([.C58] = &quot;NV&quot;; [.B58]; 0))" office:value-type="float" office:value="45" calcext:value-type="float">
            <text:p>45</text:p>
          </table:table-cell>
          <table:table-cell table:formula="of:=IF([.A58] = [.A57]; IF([.C58] = &quot;PL&quot;; [.E57] + [.B58]; [.E57]); IF([.C58] = &quot;PL&quot;; [.B58]; 0))" office:value-type="float" office:value="30" calcext:value-type="float">
            <text:p>30</text:p>
          </table:table-cell>
          <table:table-cell table:formula="of:=IF([.A58] = [.A57]; [.F57] + [.B58]; [.B58])" office:value-type="float" office:value="75" calcext:value-type="float">
            <text:p>75</text:p>
          </table:table-cell>
          <table:table-cell table:formula="of:=IF([.A58] = [.A57]; [.G57] + 3*[.B58]; 3*[.B58])" office:value-type="float" office:value="225" calcext:value-type="float">
            <text:p>225</text:p>
          </table:table-cell>
          <table:table-cell table:formula="of:=IF([.A58] = [.A57]; 1 + [.H57]; 1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59] = [.A58]; IF([.C59] = &quot;NV&quot;; [.D58] + [.B59]; [.D58]); IF([.C59] = &quot;NV&quot;; [.B59]; 0))" office:value-type="float" office:value="45" calcext:value-type="float">
            <text:p>45</text:p>
          </table:table-cell>
          <table:table-cell table:formula="of:=IF([.A59] = [.A58]; IF([.C59] = &quot;PL&quot;; [.E58] + [.B59]; [.E58]); IF([.C59] = &quot;PL&quot;; [.B59]; 0))" office:value-type="float" office:value="31" calcext:value-type="float">
            <text:p>31</text:p>
          </table:table-cell>
          <table:table-cell table:formula="of:=IF([.A59] = [.A58]; [.F58] + [.B59]; [.B59])" office:value-type="float" office:value="76" calcext:value-type="float">
            <text:p>76</text:p>
          </table:table-cell>
          <table:table-cell table:formula="of:=IF([.A59] = [.A58]; [.G58] + 3*[.B59]; 3*[.B59])" office:value-type="float" office:value="228" calcext:value-type="float">
            <text:p>228</text:p>
          </table:table-cell>
          <table:table-cell table:formula="of:=IF([.A59] = [.A58]; 1 + [.H58]; 1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60] = [.A59]; IF([.C60] = &quot;NV&quot;; [.D59] + [.B60]; [.D59]); IF([.C60] = &quot;NV&quot;; [.B60]; 0))" office:value-type="float" office:value="45" calcext:value-type="float">
            <text:p>45</text:p>
          </table:table-cell>
          <table:table-cell table:formula="of:=IF([.A60] = [.A59]; IF([.C60] = &quot;PL&quot;; [.E59] + [.B60]; [.E59]); IF([.C60] = &quot;PL&quot;; [.B60]; 0))" office:value-type="float" office:value="33" calcext:value-type="float">
            <text:p>33</text:p>
          </table:table-cell>
          <table:table-cell table:formula="of:=IF([.A60] = [.A59]; [.F59] + [.B60]; [.B60])" office:value-type="float" office:value="78" calcext:value-type="float">
            <text:p>78</text:p>
          </table:table-cell>
          <table:table-cell table:formula="of:=IF([.A60] = [.A59]; [.G59] + 3*[.B60]; 3*[.B60])" office:value-type="float" office:value="234" calcext:value-type="float">
            <text:p>234</text:p>
          </table:table-cell>
          <table:table-cell table:formula="of:=IF([.A60] = [.A59]; 1 + [.H59]; 1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61] = [.A60]; IF([.C61] = &quot;NV&quot;; [.D60] + [.B61]; [.D60]); IF([.C61] = &quot;NV&quot;; [.B61]; 0))" office:value-type="float" office:value="45" calcext:value-type="float">
            <text:p>45</text:p>
          </table:table-cell>
          <table:table-cell table:formula="of:=IF([.A61] = [.A60]; IF([.C61] = &quot;PL&quot;; [.E60] + [.B61]; [.E60]); IF([.C61] = &quot;PL&quot;; [.B61]; 0))" office:value-type="float" office:value="36" calcext:value-type="float">
            <text:p>36</text:p>
          </table:table-cell>
          <table:table-cell table:formula="of:=IF([.A61] = [.A60]; [.F60] + [.B61]; [.B61])" office:value-type="float" office:value="81" calcext:value-type="float">
            <text:p>81</text:p>
          </table:table-cell>
          <table:table-cell table:formula="of:=IF([.A61] = [.A60]; [.G60] + 3*[.B61]; 3*[.B61])" office:value-type="float" office:value="243" calcext:value-type="float">
            <text:p>243</text:p>
          </table:table-cell>
          <table:table-cell table:formula="of:=IF([.A61] = [.A60]; 1 + [.H60]; 1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62] = [.A61]; IF([.C62] = &quot;NV&quot;; [.D61] + [.B62]; [.D61]); IF([.C62] = &quot;NV&quot;; [.B62]; 0))" office:value-type="float" office:value="45" calcext:value-type="float">
            <text:p>45</text:p>
          </table:table-cell>
          <table:table-cell table:formula="of:=IF([.A62] = [.A61]; IF([.C62] = &quot;PL&quot;; [.E61] + [.B62]; [.E61]); IF([.C62] = &quot;PL&quot;; [.B62]; 0))" office:value-type="float" office:value="40" calcext:value-type="float">
            <text:p>40</text:p>
          </table:table-cell>
          <table:table-cell table:formula="of:=IF([.A62] = [.A61]; [.F61] + [.B62]; [.B62])" office:value-type="float" office:value="85" calcext:value-type="float">
            <text:p>85</text:p>
          </table:table-cell>
          <table:table-cell table:formula="of:=IF([.A62] = [.A61]; [.G61] + 3*[.B62]; 3*[.B62])" office:value-type="float" office:value="255" calcext:value-type="float">
            <text:p>255</text:p>
          </table:table-cell>
          <table:table-cell table:formula="of:=IF([.A62] = [.A61]; 1 + [.H61]; 1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63] = [.A62]; IF([.C63] = &quot;NV&quot;; [.D62] + [.B63]; [.D62]); IF([.C63] = &quot;NV&quot;; [.B63]; 0))" office:value-type="float" office:value="45" calcext:value-type="float">
            <text:p>45</text:p>
          </table:table-cell>
          <table:table-cell table:formula="of:=IF([.A63] = [.A62]; IF([.C63] = &quot;PL&quot;; [.E62] + [.B63]; [.E62]); IF([.C63] = &quot;PL&quot;; [.B63]; 0))" office:value-type="float" office:value="45" calcext:value-type="float">
            <text:p>45</text:p>
          </table:table-cell>
          <table:table-cell table:formula="of:=IF([.A63] = [.A62]; [.F62] + [.B63]; [.B63])" office:value-type="float" office:value="90" calcext:value-type="float">
            <text:p>90</text:p>
          </table:table-cell>
          <table:table-cell table:formula="of:=IF([.A63] = [.A62]; [.G62] + 3*[.B63]; 3*[.B63])" office:value-type="float" office:value="270" calcext:value-type="float">
            <text:p>270</text:p>
          </table:table-cell>
          <table:table-cell table:formula="of:=IF([.A63] = [.A62]; 1 + [.H62]; 1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64] = [.A63]; IF([.C64] = &quot;NV&quot;; [.D63] + [.B64]; [.D63]); IF([.C64] = &quot;NV&quot;; [.B64]; 0))" office:value-type="float" office:value="47" calcext:value-type="float">
            <text:p>47</text:p>
          </table:table-cell>
          <table:table-cell table:formula="of:=IF([.A64] = [.A63]; IF([.C64] = &quot;PL&quot;; [.E63] + [.B64]; [.E63]); IF([.C64] = &quot;PL&quot;; [.B64]; 0))" office:value-type="float" office:value="45" calcext:value-type="float">
            <text:p>45</text:p>
          </table:table-cell>
          <table:table-cell table:formula="of:=IF([.A64] = [.A63]; [.F63] + [.B64]; [.B64])" office:value-type="float" office:value="92" calcext:value-type="float">
            <text:p>92</text:p>
          </table:table-cell>
          <table:table-cell table:formula="of:=IF([.A64] = [.A63]; [.G63] + 3*[.B64]; 3*[.B64])" office:value-type="float" office:value="276" calcext:value-type="float">
            <text:p>276</text:p>
          </table:table-cell>
          <table:table-cell table:formula="of:=IF([.A64] = [.A63]; 1 + [.H63]; 1)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65] = [.A64]; IF([.C65] = &quot;NV&quot;; [.D64] + [.B65]; [.D64]); IF([.C65] = &quot;NV&quot;; [.B65]; 0))" office:value-type="float" office:value="47" calcext:value-type="float">
            <text:p>47</text:p>
          </table:table-cell>
          <table:table-cell table:formula="of:=IF([.A65] = [.A64]; IF([.C65] = &quot;PL&quot;; [.E64] + [.B65]; [.E64]); IF([.C65] = &quot;PL&quot;; [.B65]; 0))" office:value-type="float" office:value="47" calcext:value-type="float">
            <text:p>47</text:p>
          </table:table-cell>
          <table:table-cell table:formula="of:=IF([.A65] = [.A64]; [.F64] + [.B65]; [.B65])" office:value-type="float" office:value="94" calcext:value-type="float">
            <text:p>94</text:p>
          </table:table-cell>
          <table:table-cell table:formula="of:=IF([.A65] = [.A64]; [.G64] + 3*[.B65]; 3*[.B65])" office:value-type="float" office:value="282" calcext:value-type="float">
            <text:p>282</text:p>
          </table:table-cell>
          <table:table-cell table:formula="of:=IF([.A65] = [.A64]; 1 + [.H64]; 1)" office:value-type="float" office:value="32" calcext:value-type="float">
            <text:p>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2T11:55:06.420820740</dc:date>
    <meta:editing-duration>PT16M15S</meta:editing-duration>
    <meta:editing-cycles>2</meta:editing-cycles>
    <meta:generator>LibreOffice/4.3.3.2$Linux_X86_64 LibreOffice_project/430m0$Build-2</meta:generator>
    <meta:document-statistic meta:table-count="1" meta:cell-count="520" meta:object-count="0"/>
  </office:meta>
</office:document-meta>
</file>